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87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6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Matrícula </text:p>
          </table:table-cell>
          <table:table-cell table:style-name="ce1" office:value-type="string" calcext:value-type="string">
            <text:p>Nome do Aluno</text:p>
          </table:table-cell>
          <table:table-cell table:number-columns-repeated="2" table:style-name="ce4" office:value-type="string" calcext:value-type="string">
            <text:p>Data:____/____/_____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LEANDRO HENRIQUE SILVA GOLZ 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MARIANA RENATA BARBOSA</text:p>
          </table:table-cell>
          <table:table-cell table:number-columns-repeated="2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ANA CAROLINA SANTOS MARTINS 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JOÃO VÍTOR DE OLIVEIRA GOLLNER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FILIPE FULGÊNCIO DIAS </text:p>
          </table:table-cell>
          <table:table-cell table:number-columns-repeated="2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AYSLA BIANCA MOREIRA 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LUIZ HENRIQUE DE SOUZA MATOS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MAÍRA ISABELA FERREIRA</text:p>
          </table:table-cell>
          <table:table-cell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Matrícula </text:p>
          </table:table-cell>
          <table:table-cell table:style-name="ce1" office:value-type="string" calcext:value-type="string">
            <text:p>Nome do Aluno</text:p>
          </table:table-cell>
          <table:table-cell table:number-columns-repeated="2" table:style-name="ce4" office:value-type="string" calcext:value-type="string">
            <text:p>Data:____/____/_____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LEANDRO HENRIQUE SILVA GOLZ 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MARIANA RENATA BARBOSA</text:p>
          </table:table-cell>
          <table:table-cell table:number-columns-repeated="2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ANA CAROLINA SANTOS MARTINS 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JOÃO VÍTOR DE OLIVEIRA GOLLNER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FILIPE FULGÊNCIO DIAS </text:p>
          </table:table-cell>
          <table:table-cell table:number-columns-repeated="2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AYSLA BIANCA MOREIRA 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LUIZ HENRIQUE DE SOUZA MATOS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MAÍRA ISABELA FERREIRA</text:p>
          </table:table-cell>
          <table:table-cell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Matrícula </text:p>
          </table:table-cell>
          <table:table-cell table:style-name="ce1" office:value-type="string" calcext:value-type="string">
            <text:p>Nome do Aluno</text:p>
          </table:table-cell>
          <table:table-cell table:number-columns-repeated="2" table:style-name="ce4" office:value-type="string" calcext:value-type="string">
            <text:p>Data:____/____/_____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LEANDRO HENRIQUE SILVA GOLZ 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MARIANA RENATA BARBOSA</text:p>
          </table:table-cell>
          <table:table-cell table:number-columns-repeated="2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ANA CAROLINA SANTOS MARTINS 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JOÃO VÍTOR DE OLIVEIRA GOLLNER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FILIPE FULGÊNCIO DIAS </text:p>
          </table:table-cell>
          <table:table-cell table:number-columns-repeated="2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AYSLA BIANCA MOREIRA 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LUIZ HENRIQUE DE SOUZA MATOS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MAÍRA ISABELA FERREIRA</text:p>
          </table:table-cell>
          <table:table-cell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Matrícula </text:p>
          </table:table-cell>
          <table:table-cell table:style-name="ce1" office:value-type="string" calcext:value-type="string">
            <text:p>Nome do Aluno</text:p>
          </table:table-cell>
          <table:table-cell table:number-columns-repeated="2" table:style-name="ce4" office:value-type="string" calcext:value-type="string">
            <text:p>Data:____/____/_____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LEANDRO HENRIQUE SILVA GOLZ 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MARIANA RENATA BARBOSA</text:p>
          </table:table-cell>
          <table:table-cell table:number-columns-repeated="2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ANA CAROLINA SANTOS MARTINS 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JOÃO VÍTOR DE OLIVEIRA GOLLNER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FILIPE FULGÊNCIO DIAS </text:p>
          </table:table-cell>
          <table:table-cell table:number-columns-repeated="2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AYSLA BIANCA MOREIRA 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LUIZ HENRIQUE DE SOUZA MATOS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MAÍRA ISABELA FERREIR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6:21:41.441826250</meta:creation-date>
    <dc:date>2019-08-07T16:32:46.500583626</dc:date>
    <meta:editing-duration>PT11M5S</meta:editing-duration>
    <meta:editing-cycles>1</meta:editing-cycles>
    <meta:document-statistic meta:table-count="1" meta:cell-count="80" meta:object-count="0"/>
    <meta:generator>LibreOffice/6.2.5.2$Linux_X86_64 LibreOffice_project/20$Build-2</meta:generator>
  </office:meta>
</office:document-meta>
</file>